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1.984cm" style:rel-column-width="7650*"/>
    </style:style>
    <style:style style:name="Tabell1.B" style:family="table-column">
      <style:table-column-properties style:column-width="6.514cm" style:rel-column-width="25113*"/>
    </style:style>
    <style:style style:name="Tabell1.C" style:family="table-column">
      <style:table-column-properties style:column-width="4.249cm" style:rel-column-width="16382*"/>
    </style:style>
    <style:style style:name="Tabell1.D" style:family="table-column">
      <style:table-column-properties style:column-width="4.251cm" style:rel-column-width="1639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3" style:family="table-row">
      <style:table-row-properties style:min-row-height="1.065cm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style:use-window-font-color="true" fo:font-size="14pt" style:font-size-asian="14pt" style:font-size-complex="14pt"/>
    </style:style>
    <style:style style:name="P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 - <text:s/>Kommentar funktion </text:p>
      <text:p text:style-name="P4"/>
      <text:p text:style-name="P4">Senast uppdaterad 2015-04-05 av Tommy Nguyen</text:p>
      <text:p text:style-name="P4"/>
      <text:p text:style-name="P1">Förkrav</text:p>
      <text:list xml:id="list7279038485382543766" text:style-name="L1">
        <text:list-item>
          <text:p text:style-name="P7">Inloggad användare</text:p>
        </text:list-item>
        <text:list-item>
          <text:p text:style-name="P7">Finns kommentar att svara på</text:p>
        </text:list-item>
      </text:list>
      <text:p text:style-name="P4"/>
      <text:p text:style-name="P1">Testfall</text:p>
      <text:p text:style-name="P3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5">Test-id</text:p>
          </table:table-cell>
          <table:table-cell table:style-name="Tabell1.A1" office:value-type="string">
            <text:p text:style-name="P5">Beskrivning</text:p>
          </table:table-cell>
          <table:table-cell table:style-name="Tabell1.A1" office:value-type="string">
            <text:p text:style-name="P5">Indata</text:p>
          </table:table-cell>
          <table:table-cell table:style-name="Tabell1.D1" office:value-type="string">
            <text:p text:style-name="P5">Förväntat resultat</text:p>
          </table:table-cell>
        </table:table-row>
        <table:table-row>
          <table:table-cell table:style-name="Tabell1.A2" office:value-type="float" office:value="1">
            <text:p text:style-name="P5">1</text:p>
          </table:table-cell>
          <table:table-cell table:style-name="Tabell1.B2" office:value-type="string">
            <text:p text:style-name="P5">Lyckad kommentar,</text:p>
            <text:p text:style-name="P5">Oskadlig data matas in i textarea</text:p>
          </table:table-cell>
          <table:table-cell table:style-name="Tabell1.B2" office:value-type="string">
            <text:p text:style-name="P5">Comment: "Hej"</text:p>
          </table:table-cell>
          <table:table-cell table:style-name="Tabell1.D2" office:value-type="string">
            <text:p text:style-name="P6">Svar läggs till och visas genom att komma fram</text:p>
          </table:table-cell>
        </table:table-row>
        <table:table-row table:style-name="Tabell1.3">
          <table:table-cell table:style-name="Tabell1.A2" office:value-type="float" office:value="2">
            <text:p text:style-name="P5">2</text:p>
          </table:table-cell>
          <table:table-cell table:style-name="Tabell1.B2" office:value-type="string">
            <text:p text:style-name="P5">Misslyckat kommentar,</text:p>
            <text:p text:style-name="P5">Ingen data matas in i textarea</text:p>
          </table:table-cell>
          <table:table-cell table:style-name="Tabell1.B2" office:value-type="string">
            <text:p text:style-name="P5">Comment: ""</text:p>
          </table:table-cell>
          <table:table-cell table:style-name="Tabell1.D2" office:value-type="string">
            <text:p text:style-name="P6">Svar läggs inte till och resulterar ett felmeddelande</text:p>
          </table:table-cell>
        </table:table-row>
        <table:table-row>
          <table:table-cell table:style-name="Tabell1.A2" office:value-type="float" office:value="3">
            <text:p text:style-name="P5">3</text:p>
          </table:table-cell>
          <table:table-cell table:style-name="Tabell1.B2" office:value-type="string">
            <text:p text:style-name="P5">Lyckad kommentar,</text:p>
            <text:p text:style-name="P5">Script kod data matas in i textarea</text:p>
          </table:table-cell>
          <table:table-cell table:style-name="Tabell1.B2" office:value-type="string">
            <text:p text:style-name="P5">Comment: "&lt;script&gt;alert('dangerous')&lt;/script&gt;"</text:p>
          </table:table-cell>
          <table:table-cell table:style-name="Tabell1.D2" office:value-type="string">
            <text:p text:style-name="P6">Svar läggs till i oskadlig form och visas genom att komma fram</text:p>
          </table:table-cell>
        </table:table-row>
        <table:table-row>
          <table:table-cell table:style-name="Tabell1.A2" office:value-type="float" office:value="4">
            <text:p text:style-name="P5">4</text:p>
          </table:table-cell>
          <table:table-cell table:style-name="Tabell1.B2" office:value-type="string">
            <text:p text:style-name="P5">Lyckad kommentar,</text:p>
            <text:p text:style-name="P5">Injection matas in i textarea</text:p>
          </table:table-cell>
          <table:table-cell table:style-name="Tabell1.B2" office:value-type="string">
            <text:p text:style-name="P5">Comment: "hej<text:span text:style-name="Source_20_Text">');DROP DATABASE;--</text:span>"</text:p>
          </table:table-cell>
          <table:table-cell table:style-name="Tabell1.D2" office:value-type="string">
            <text:p text:style-name="P6">Svar läggs till utan påverka på negativt sätt och visas genom komma fram</text:p>
          </table:table-cell>
        </table:table-row>
        <table:table-row>
          <table:table-cell table:style-name="Tabell1.A2" office:value-type="float" office:value="5">
            <text:p text:style-name="P5">5</text:p>
          </table:table-cell>
          <table:table-cell table:style-name="Tabell1.B2" office:value-type="string">
            <text:p text:style-name="P5">Lyckad kommentar,</text:p>
            <text:p text:style-name="P5">Försöker mata in mer än 250 tecken i textarea</text:p>
          </table:table-cell>
          <table:table-cell table:style-name="Tabell1.B2" office:value-type="string">
            <text:p text:style-name="P5">Comment: 250 tecken matas in</text:p>
            <text:p text:style-name="P5"/>
          </table:table-cell>
          <table:table-cell table:style-name="Tabell1.D2" office:value-type="string">
            <text:p text:style-name="P6">Svar läggs till och bara 250 tecken kommer visas genom komma fram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28S</meta:editing-duration>
    <meta:editing-cycles>14</meta:editing-cycles>
    <meta:generator>OpenOffice/4.1.1$Win32 OpenOffice.org_project/411m6$Build-9775</meta:generator>
    <dc:date>2015-04-06T19:16:36.50</dc:date>
    <dc:creator>Tommy Nguyen</dc:creator>
    <meta:document-statistic meta:table-count="1" meta:image-count="0" meta:object-count="0" meta:page-count="1" meta:paragraph-count="35" meta:word-count="143" meta:character-count="876"/>
    <meta:user-defined meta:name="Info 1"/>
    <meta:user-defined meta:name="Info 2"/>
    <meta:user-defined meta:name="Info 3"/>
    <meta:user-defined meta:name="Info 4"/>
  </office:meta>
</office:document-meta>
</file>